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gradient" draw:fill-color="#cccccc" draw:fill-gradient-name="Gradient_20_7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5" style:family="graphic" style:parent-style-name="measure" style:list-style-name="L1">
      <style:graphic-properties svg:stroke-width="0.05cm" draw:marker-start-width="0.28cm" draw:marker-end-width="0.28cm" draw:textarea-horizontal-align="center" draw:textarea-vertical-align="middle" draw:line-distance="0.3cm" draw:parallel="true"/>
    </style:style>
    <style:style style:name="gr6" style:family="graphic" style:parent-style-name="measure" style:list-style-name="L1">
      <style:graphic-properties svg:stroke-width="0.05cm" draw:marker-start-width="0.28cm" draw:marker-end-width="0.28cm" draw:textarea-horizontal-align="center" draw:textarea-vertical-align="middle" draw:line-distance="0.3cm" draw:parallel="true"/>
    </style:style>
    <style:style style:name="gr7" style:family="graphic" style:parent-style-name="measure" style:list-style-name="L1">
      <style:graphic-properties svg:stroke-width="0.05cm" draw:marker-start-width="0.28cm" draw:marker-end-width="0.28cm" draw:textarea-horizontal-align="center" draw:textarea-vertical-align="middle" draw:line-distance="0.3cm" draw:parallel="true"/>
    </style:style>
    <style:style style:name="gr8" style:family="graphic" style:parent-style-name="measure" style:list-style-name="L1">
      <style:graphic-properties svg:stroke-width="0.05cm" draw:marker-start-width="0.28cm" draw:marker-end-width="0.28cm" draw:textarea-horizontal-align="center" draw:textarea-vertical-align="middle" draw:line-distance="0.3cm" draw:measure-vertical-align="below" draw:parallel="true"/>
    </style:style>
    <style:style style:name="gr9" style:family="graphic" style:parent-style-name="measure" style:list-style-name="L1">
      <style:graphic-properties svg:stroke-width="0.05cm" draw:marker-start-width="0.28cm" draw:marker-end-width="0.28cm" draw:textarea-horizontal-align="center" draw:textarea-vertical-align="middle" draw:line-distance="0.3cm" draw:measure-vertical-align="below" draw:parallel="tru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1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 draw:shadow="hidden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 draw:shadow="hidden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75cm" fo:min-width="12.045cm"/>
    </style:style>
    <style:style style:name="gr14" style:family="graphic" style:parent-style-name="standard">
      <style:graphic-properties svg:stroke-width="0.05cm" draw:marker-start="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32pt" fo:text-shadow="none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32pt" fo:text-shadow="none" fo:font-weight="bold" style:font-size-asian="32pt" style:font-weight-asian="bold" style:font-size-complex="3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Courier 10 Pitch'" style:font-pitch="fixed"/>
    </style:style>
    <style:style style:name="T4" style:family="text">
      <style:text-properties fo:font-size="32pt" fo:text-shadow="none" fo:font-weight="bold" style:font-size-asian="32pt" style:font-weight-asian="bold" style:font-size-complex="32pt" style:font-weight-complex="bold"/>
    </style:style>
    <style:style style:name="T5" style:family="text">
      <style:text-properties fo:font-size="14pt" fo:text-shadow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8.285cm" svg:y1="27.569cm" svg:x2="25.599cm" svg:y2="22.413cm" draw:start-shape="id1" draw:start-glue-point="5" draw:end-shape="id2" draw:end-glue-point="4" svg:d="m28285 27569-2686-5156">
          <text:p/>
        </draw:connector>
        <draw:connector draw:style-name="gr1" draw:text-style-name="P1" draw:layer="layout" draw:type="line" svg:x1="25.599cm" svg:y1="21.413cm" svg:x2="28.285cm" svg:y2="26.091cm" draw:start-shape="id2" draw:start-glue-point="5" draw:end-shape="id1" draw:end-glue-point="4" svg:d="m25599 21413 2686 4678">
          <text:p/>
        </draw:connector>
        <draw:custom-shape draw:style-name="gr2" draw:text-style-name="P1" draw:layer="layout" svg:width="14cm" svg:height="6.5cm" svg:x="11.599cm" svg:y="12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0" draw:layer="layout" svg:width="17.82cm" svg:height="1.539cm" svg:x="32.279cm" svg:y="9.313cm">
          <draw:glue-point draw:id="4" svg:x="-5cm" svg:y="-5cm"/>
          <draw:glue-point draw:id="5" svg:x="-5cm" svg:y="5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cm" svg:height="2.5cm" svg:x="11.599cm" svg:y="18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cm" svg:height="3.6cm" svg:x="11.599cm" svg:y="8.8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3.349cm" svg:y="9.163cm">
          <text:p text:style-name="P1"><text:span text:style-name="T1">doc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4.849cm" svg:y="9.163cm">
          <text:p text:style-name="P1"><text:span text:style-name="T1">doc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6.349cm" svg:y="9.163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7.849cm" svg:y="9.163cm">
          <text:p text:style-name="P1"><text:span text:style-name="T1">T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9.349cm" svg:y="9.163cm">
          <text:p text:style-name="P1"><text:span text:style-name="T1">doc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cm" svg:x="11.849cm" svg:y="9.163cm">
          <text:p text:style-name="P1"><text:span text:style-name="T1">T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0.849cm" svg:y="9.163cm">
          <text:p text:style-name="P1"><text:span text:style-name="T1">doc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2.349cm" svg:y="9.163cm">
          <text:p text:style-name="P1"><text:span text:style-name="T1">doc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3.849cm" svg:y="9.163cm">
          <text:p text:style-name="P1"><text:span text:style-name="T1">doc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1.849cm" svg:y="10.163cm">
          <text:p text:style-name="P1"><text:span text:style-name="T1">doc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3.349cm" svg:y="10.163cm">
          <text:p text:style-name="P1"><text:span text:style-name="T1">doc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4.849cm" svg:y="10.163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6.349cm" svg:y="10.16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7.849cm" svg:y="10.16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9.349cm" svg:y="10.16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0.849cm" svg:y="10.16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2.349cm" svg:y="10.16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3.849cm" svg:y="10.16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7" draw:layer="layout" svg:width="4cm" svg:height="1cm" svg:x="13.349cm" svg:y="19.163cm">
          <draw:glue-point draw:id="4" svg:x="5.001cm" svg:y="4.77cm"/>
          <draw:glue-point draw:id="5" svg:x="5.001cm" svg:y="4.77cm"/>
          <text:p text:style-name="P1"><text:span text:style-name="T1">term-prefix, p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13.349cm" svg:y="14.663cm">
          <text:p text:style-name="P1"><text:span text:style-name="T1">term-suffi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19.349cm" svg:y="14.663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19" draw:layer="layout" svg:width="12cm" svg:height="1cm" svg:x="13.349cm" svg:y="12.663cm">
          <draw:glue-point draw:id="4" svg:x="5cm" svg:y="-5.01cm"/>
          <draw:glue-point draw:id="5" svg:x="5cm" svg:y="5.01cm"/>
          <text:p text:style-name="P1"><text:span text:style-name="T1">CF, DF, offset, length, impact length, local_max, term_p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cm" svg:height="1cm" svg:x="13.349cm" svg:y="13.66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1.849cm" svg:y="12.663cm">
          <text:p text:style-name="P1"><text:span text:style-name="T1">term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16.349cm" svg:y="14.663cm">
          <text:p text:style-name="P1"><text:span text:style-name="T1">term-suffi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22.349cm" svg:y="14.663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2" draw:layer="layout" svg:width="3cm" svg:height="1cm" svg:x="13.349cm" svg:y="17.663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cm" svg:height="1cm" svg:x="19.349cm" svg:y="17.663cm">
            <text:p text:style-name="P1"><text:span text:style-name="T1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2cm" svg:height="1cm" svg:x="13.349cm" svg:y="15.663cm">
            <text:p text:style-name="P1"><text:span text:style-name="T1">..., ..., ..., ..., ..., ..., 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2cm" svg:height="1cm" svg:x="13.349cm" svg:y="16.663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cm" svg:height="1cm" svg:x="11.849cm" svg:y="15.663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cm" svg:height="1cm" svg:x="16.349cm" svg:y="17.663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cm" svg:height="1cm" svg:x="22.349cm" svg:y="17.663cm">
            <text:p text:style-name="P1"><text:span text:style-name="T1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2" draw:layer="layout" svg:width="14cm" svg:height="2.6cm" svg:x="11.599cm" svg:y="6.213cm">
          <text:p text:style-name="P1"><text:span text:style-name="T1">Compressed original documents</text:span></text:p>
          <draw:enhanced-geometry svg:viewBox="0 0 21600 21600" draw:type="rectangle" draw:enhanced-path="M 0 0 L 21600 0 21600 21600 0 21600 0 0 Z N"/>
        </draw:custom-shape>
        <draw:measure draw:style-name="gr5" draw:text-style-name="P3" draw:layer="measurelines" svg:x1="25.999cm" svg:y1="18.913cm" svg:x2="25.999cm" svg:y2="21.413cm">
          <text:p text:style-name="P3"><text:measure text:kind="gap"> </text:measure>First-level</text:p>
          <text:p text:style-name="P3">dictionary</text:p>
        </draw:measure>
        <draw:measure draw:style-name="gr6" draw:text-style-name="P3" draw:layer="layout" svg:x1="25.999cm" svg:y1="12.413cm" svg:x2="25.999cm" svg:y2="18.913cm">
          <text:p text:style-name="P3"><text:span text:style-name="T2"><text:measure text:kind="gap"> </text:measure></text:span><text:span text:style-name="T2">Second-level</text:span></text:p>
          <text:p text:style-name="P3"><text:span text:style-name="T2">dictionary</text:span></text:p>
        </draw:measure>
        <draw:measure draw:style-name="gr7" draw:text-style-name="P3" draw:layer="layout" svg:x1="25.999cm" svg:y1="8.813cm" svg:x2="25.999cm" svg:y2="12.413cm">
          <text:p text:style-name="P3"><text:span text:style-name="T2">Postings lists</text:span></text:p>
        </draw:measure>
        <draw:measure draw:style-name="gr8" draw:text-style-name="P3" draw:layer="layout" svg:x1="10.599cm" svg:y1="15.663cm" svg:x2="10.599cm" svg:y2="18.663cm">
          <text:p text:style-name="P3"><text:span text:style-name="T2">Term block</text:span></text:p>
          <text:p text:style-name="P3"><text:span text:style-name="T2">with the same</text:span></text:p>
          <text:p text:style-name="P3"><text:span text:style-name="T2">prefix</text:span></text:p>
        </draw:measure>
        <draw:measure draw:style-name="gr9" draw:text-style-name="P3" draw:layer="layout" svg:x1="10.599cm" svg:y1="12.663cm" svg:x2="10.599cm" svg:y2="15.663cm">
          <text:p text:style-name="P3"><text:span text:style-name="T2">Term block</text:span></text:p>
          <text:p text:style-name="P3"><text:span text:style-name="T2">with the same</text:span></text:p>
          <text:p text:style-name="P3"><text:span text:style-name="T2">prefix</text:span></text:p>
        </draw:measure>
        <draw:custom-shape draw:style-name="gr3" draw:text-style-name="P2" draw:id="id4" draw:layer="layout" svg:width="2cm" svg:height="1cm" svg:x="32.741cm" svg:y="9.58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frame draw:style-name="gr10" draw:text-style-name="P4" draw:id="id3" draw:layer="layout" svg:width="3.525cm" svg:height="0.725cm" svg:x="31.954cm" svg:y="7.352cm">
          <draw:text-box>
            <text:p><text:span text:style-name="T1">terms_in_nodes</text:span></text:p>
          </draw:text-box>
        </draw:frame>
        <draw:connector draw:style-name="gr11" draw:text-style-name="P1" draw:layer="layout" draw:type="line" svg:x1="33.716cm" svg:y1="8.077cm" svg:x2="33.741cm" svg:y2="9.582cm" draw:start-shape="id3" draw:start-glue-point="2" draw:end-shape="id4" draw:end-glue-point="0" svg:d="m33716 8077 25 1505">
          <text:p/>
        </draw:connector>
        <draw:frame draw:style-name="gr10" draw:text-style-name="P4" draw:id="id5" draw:layer="layout" svg:width="4.376cm" svg:height="0.725cm" svg:x="33.903cm" svg:y="11.827cm">
          <draw:text-box>
            <text:p><text:span text:style-name="T1">collection_frequency</text:span></text:p>
          </draw:text-box>
        </draw:frame>
        <draw:connector draw:style-name="gr11" draw:text-style-name="P1" draw:layer="layout" draw:type="line" svg:x1="36.091cm" svg:y1="11.827cm" svg:x2="36.099cm" svg:y2="10.563cm" draw:start-shape="id5" draw:start-glue-point="0" draw:end-shape="id6" svg:d="m36091 11827 8-1264">
          <text:p/>
        </draw:connector>
        <draw:frame draw:style-name="gr10" draw:text-style-name="P4" draw:id="id7" draw:layer="layout" svg:width="4.473cm" svg:height="0.725cm" svg:x="35.891cm" svg:y="6.427cm">
          <draw:text-box>
            <text:p><text:span text:style-name="T1">document_frequency</text:span></text:p>
          </draw:text-box>
        </draw:frame>
        <draw:connector draw:style-name="gr11" draw:text-style-name="P1" draw:layer="layout" draw:type="line" svg:x1="38.127cm" svg:y1="7.152cm" svg:x2="38.099cm" svg:y2="9.563cm" draw:start-shape="id7" draw:start-glue-point="2" draw:end-shape="id8" draw:end-glue-point="0" svg:d="m38127 7152-28 2411">
          <text:p/>
        </draw:connector>
        <draw:frame draw:style-name="gr10" draw:text-style-name="P4" draw:id="id9" draw:layer="layout" svg:width="4.143cm" svg:height="0.725cm" svg:x="38.33cm" svg:y="12.826cm">
          <draw:text-box>
            <text:p><text:span text:style-name="T1">docid_pos_on_disk</text:span></text:p>
          </draw:text-box>
        </draw:frame>
        <draw:connector draw:style-name="gr11" draw:text-style-name="P1" draw:layer="layout" draw:type="line" svg:x1="40.401cm" svg:y1="12.826cm" svg:x2="40.849cm" svg:y2="10.563cm" draw:start-shape="id9" draw:start-glue-point="0" draw:end-shape="id10" draw:end-glue-point="2" svg:d="m40401 12826 448-2263">
          <text:p/>
        </draw:connector>
        <draw:frame draw:style-name="gr10" draw:text-style-name="P4" draw:id="id11" draw:layer="layout" svg:width="3.622cm" svg:height="0.725cm" svg:x="42.042cm" svg:y="12.088cm">
          <draw:text-box>
            <text:p><text:span text:style-name="T1">impacted_length</text:span></text:p>
          </draw:text-box>
        </draw:frame>
        <draw:connector draw:style-name="gr11" draw:text-style-name="P1" draw:layer="layout" draw:type="line" svg:x1="43.853cm" svg:y1="12.088cm" svg:x2="43.599cm" svg:y2="10.563cm" draw:start-shape="id11" draw:start-glue-point="0" draw:end-shape="id12" draw:end-glue-point="2" svg:d="m43853 12088-254-1525">
          <text:p/>
        </draw:connector>
        <draw:frame draw:style-name="gr10" draw:text-style-name="P4" draw:id="id13" draw:layer="layout" svg:width="2.89cm" svg:height="0.725cm" svg:x="44.959cm" svg:y="13.313cm">
          <draw:text-box>
            <text:p><text:span text:style-name="T1">postings_len</text:span></text:p>
          </draw:text-box>
        </draw:frame>
        <draw:connector draw:style-name="gr11" draw:text-style-name="P1" draw:layer="layout" draw:type="line" svg:x1="46.404cm" svg:y1="13.313cm" svg:x2="45.599cm" svg:y2="10.563cm" draw:start-shape="id13" draw:start-glue-point="0" draw:end-shape="id14" draw:end-glue-point="2" svg:d="m46404 13313-805-2750">
          <text:p/>
        </draw:connector>
        <draw:frame draw:style-name="gr10" draw:text-style-name="P4" draw:id="id15" draw:layer="layout" svg:width="3.897cm" svg:height="0.725cm" svg:x="45.679cm" svg:y="7.427cm">
          <draw:text-box>
            <text:p><text:span text:style-name="T1">local_max_impact</text:span></text:p>
          </draw:text-box>
        </draw:frame>
        <draw:connector draw:style-name="gr11" draw:text-style-name="P1" draw:layer="layout" draw:type="line" svg:x1="47.627cm" svg:y1="8.152cm" svg:x2="47.099cm" svg:y2="9.563cm" draw:start-shape="id15" draw:start-glue-point="2" draw:end-shape="id16" draw:end-glue-point="0" svg:d="m47627 8152-528 1411">
          <text:p/>
        </draw:connector>
        <draw:frame draw:style-name="gr10" draw:text-style-name="P4" draw:id="id17" draw:layer="layout" svg:width="3.241cm" svg:height="0.725cm" svg:x="48.099cm" svg:y="13.338cm">
          <draw:text-box>
            <text:p><text:span text:style-name="T1">string_position</text:span></text:p>
          </draw:text-box>
        </draw:frame>
        <draw:connector draw:style-name="gr11" draw:text-style-name="P1" draw:layer="layout" draw:type="line" svg:x1="49.719cm" svg:y1="13.338cm" svg:x2="48.599cm" svg:y2="10.563cm" draw:start-shape="id17" draw:start-glue-point="0" draw:end-shape="id18" draw:end-glue-point="2" svg:d="m49719 13338-1120-2775">
          <text:p/>
        </draw:connector>
        <draw:custom-shape draw:style-name="gr3" draw:text-style-name="P2" draw:id="id6" draw:layer="layout" svg:width="2cm" svg:height="1cm" svg:x="35.099cm" svg:y="9.56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8" draw:layer="layout" svg:width="2cm" svg:height="1cm" svg:x="37.099cm" svg:y="9.56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0" draw:layer="layout" svg:width="3.5cm" svg:height="1cm" svg:x="39.099cm" svg:y="9.563cm">
          <text:p text:style-name="P1"><text:span text:style-name="T1">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id="id12" draw:layer="layout" svg:width="2cm" svg:height="1cm" svg:x="42.599cm" svg:y="9.56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4" draw:layer="layout" svg:width="2cm" svg:height="1cm" svg:x="44.599cm" svg:y="9.56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6" draw:layer="layout" svg:width="1cm" svg:height="1cm" svg:x="46.599cm" svg:y="9.56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8" draw:layer="layout" svg:width="2cm" svg:height="1cm" svg:x="47.599cm" svg:y="9.56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25.349cm" svg:y1="12.663cm" svg:x2="32.279cm" svg:y2="9.313cm" draw:start-shape="id19" draw:start-glue-point="4" draw:end-shape="id20" draw:end-glue-point="4" svg:d="m25349 12663 6930-3350">
          <text:p/>
        </draw:connector>
        <draw:connector draw:style-name="gr12" draw:text-style-name="P1" draw:layer="layout" draw:type="line" svg:x1="25.349cm" svg:y1="13.663cm" svg:x2="32.279cm" svg:y2="10.851cm" draw:start-shape="id19" draw:start-glue-point="5" draw:end-shape="id20" draw:end-glue-point="5" svg:d="m25349 13663 6930-2812">
          <text:p/>
        </draw:connector>
        <draw:custom-shape draw:style-name="gr4" draw:text-style-name="P2" draw:id="id2" draw:layer="layout" svg:width="14cm" svg:height="1cm" svg:x="11.599cm" svg:y="21.413cm">
          <draw:glue-point draw:id="4" svg:x="5cm" svg:y="5cm"/>
          <draw:glue-point draw:id="5" svg:x="5cm" svg:y="-5.012cm"/>
          <text:p text:style-name="P1"><text:span text:style-name="T1">foot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5" draw:layer="layout" svg:width="1.5cm" svg:height="1cm" svg:x="11.849cm" svg:y="19.163cm">
          <draw:glue-point draw:id="4" svg:x="-5.006cm" svg:y="5cm"/>
          <text:p text:style-name="P1"><text:span text:style-name="T1">ter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36" draw:layer="layout" svg:width="9.02cm" svg:height="1.5cm" svg:x="6.624cm" svg:y="25.766cm">
          <draw:glue-point draw:id="4" svg:x="-5cm" svg:y="-5cm"/>
          <draw:glue-point draw:id="5" svg:x="-5cm" svg:y="5cm"/>
          <draw:glue-point draw:id="6" svg:x="-5.001cm" svg:y="-5.007cm"/>
          <draw:glue-point draw:id="7" svg:x="5cm" svg:y="-5.007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22" draw:layer="layout" svg:width="2cm" svg:height="1cm" svg:x="7.086cm" svg:y="26.016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frame draw:style-name="gr10" draw:text-style-name="P4" draw:id="id21" draw:layer="layout" svg:width="3.097cm" svg:height="0.725cm" svg:x="6.599cm" svg:y="23.766cm">
          <draw:text-box>
            <text:p><text:span text:style-name="T1">terms_in_root</text:span></text:p>
          </draw:text-box>
        </draw:frame>
        <draw:connector draw:style-name="gr11" draw:text-style-name="P1" draw:layer="layout" draw:type="line" svg:x1="8.147cm" svg:y1="24.491cm" svg:x2="8.086cm" svg:y2="26.016cm" draw:start-shape="id21" draw:start-glue-point="2" draw:end-shape="id22" draw:end-glue-point="0" svg:d="m8147 24491-61 1525">
          <text:p/>
        </draw:connector>
        <draw:frame draw:style-name="gr10" draw:text-style-name="P4" draw:id="id23" draw:layer="layout" svg:width="2.623cm" svg:height="0.725cm" svg:x="9.033cm" svg:y="28.248cm">
          <draw:text-box>
            <text:p><text:span text:style-name="T1">term_string</text:span></text:p>
          </draw:text-box>
        </draw:frame>
        <draw:connector draw:style-name="gr11" draw:text-style-name="P1" draw:layer="layout" draw:type="line" svg:x1="10.344cm" svg:y1="28.248cm" svg:x2="10.424cm" svg:y2="27.016cm" draw:start-shape="id23" draw:start-glue-point="0" draw:end-shape="id24" draw:end-glue-point="2" svg:d="m10344 28248 80-1232">
          <text:p/>
        </draw:connector>
        <draw:frame draw:style-name="gr10" draw:text-style-name="P4" draw:id="id25" draw:layer="layout" svg:width="5.463cm" svg:height="0.725cm" svg:x="10.681cm" svg:y="29.238cm">
          <draw:text-box>
            <text:p><text:span text:style-name="T1">disk_pos_in_second_level</text:span></text:p>
          </draw:text-box>
        </draw:frame>
        <draw:connector draw:style-name="gr11" draw:text-style-name="P1" draw:layer="layout" draw:type="line" svg:x1="13.412cm" svg:y1="29.238cm" svg:x2="13.284cm" svg:y2="27.016cm" draw:start-shape="id25" draw:start-glue-point="0" draw:end-shape="id26" draw:end-glue-point="2" svg:d="m13412 29238-128-2222">
          <text:p/>
        </draw:connector>
        <draw:custom-shape draw:style-name="gr3" draw:text-style-name="P2" draw:id="id24" draw:layer="layout" svg:width="2cm" svg:height="1cm" svg:x="9.424cm" svg:y="26.016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6" draw:layer="layout" svg:width="3.72cm" svg:height="1cm" svg:x="11.424cm" svg:y="26.016cm">
          <text:p text:style-name="P1"><text:span text:style-name="T1">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id="id1" draw:layer="layout" svg:width="11.971cm" svg:height="1.479cm" svg:x="28.285cm" svg:y="26.091cm">
          <draw:glue-point draw:id="4" svg:x="-5cm" svg:y="-5cm"/>
          <draw:glue-point draw:id="5" svg:x="-5cm" svg:y="5cm"/>
          <text:p/>
          <draw:enhanced-geometry svg:viewBox="0 0 21600 21600" draw:type="rectangle" draw:enhanced-path="M 0 0 L 21600 0 21600 21600 0 21600 0 0 Z N"/>
        </draw:custom-shape>
        <draw:frame draw:style-name="gr10" draw:text-style-name="P4" draw:id="id27" draw:layer="layout" svg:width="5.104cm" svg:height="0.725cm" svg:x="28.099cm" svg:y="24.016cm">
          <draw:text-box>
            <text:p><text:span text:style-name="T1">disk_pos_first_level_dict</text:span></text:p>
          </draw:text-box>
        </draw:frame>
        <draw:connector draw:style-name="gr11" draw:text-style-name="P1" draw:layer="layout" draw:type="line" svg:x1="30.651cm" svg:y1="24.741cm" svg:x2="30.456cm" svg:y2="26.341cm" draw:start-shape="id27" draw:start-glue-point="2" draw:end-shape="id28" draw:end-glue-point="0" svg:d="m30651 24741-195 1600">
          <text:p/>
        </draw:connector>
        <draw:frame draw:style-name="gr10" draw:text-style-name="P4" draw:id="id29" draw:layer="layout" svg:width="6.014cm" svg:height="0.725cm" svg:x="30.548cm" svg:y="28.491cm">
          <draw:text-box>
            <text:p><text:span text:style-name="T1">length_of_the_leongest_term</text:span></text:p>
          </draw:text-box>
        </draw:frame>
        <draw:connector draw:style-name="gr11" draw:text-style-name="P1" draw:layer="layout" draw:type="line" svg:x1="33.555cm" svg:y1="28.491cm" svg:x2="33.256cm" svg:y2="27.341cm" draw:start-shape="id29" draw:start-glue-point="0" draw:end-shape="id30" draw:end-glue-point="2" svg:d="m33555 28491-299-1150">
          <text:p/>
        </draw:connector>
        <draw:frame draw:style-name="gr10" draw:text-style-name="P4" draw:id="id31" draw:layer="layout" svg:width="4.685cm" svg:height="0.725cm" svg:x="33.436cm" svg:y="23.091cm">
          <draw:text-box>
            <text:p><text:span text:style-name="T1">longest_postings_size</text:span></text:p>
          </draw:text-box>
        </draw:frame>
        <draw:connector draw:style-name="gr11" draw:text-style-name="P1" draw:layer="layout" draw:type="line" svg:x1="35.778cm" svg:y1="23.816cm" svg:x2="35.256cm" svg:y2="26.341cm" draw:start-shape="id31" draw:start-glue-point="2" draw:end-shape="id32" draw:end-glue-point="0" svg:d="m35778 23816-522 2525">
          <text:p/>
        </draw:connector>
        <draw:frame draw:style-name="gr10" draw:text-style-name="P4" draw:id="id33" draw:layer="layout" svg:width="2.466cm" svg:height="0.725cm" svg:x="37.381cm" svg:y="29.488cm">
          <draw:text-box>
            <text:p><text:span text:style-name="T1">highest_df</text:span></text:p>
          </draw:text-box>
        </draw:frame>
        <draw:connector draw:style-name="gr11" draw:text-style-name="P1" draw:layer="layout" draw:type="line" svg:x1="38.614cm" svg:y1="29.488cm" svg:x2="38.072cm" svg:y2="27.341cm" draw:start-shape="id33" draw:start-glue-point="0" draw:end-shape="id34" draw:end-glue-point="2" svg:d="m38614 29488-542-2147">
          <text:p/>
        </draw:connector>
        <draw:custom-shape draw:style-name="gr3" draw:text-style-name="P2" draw:id="id30" draw:layer="layout" svg:width="2cm" svg:height="1cm" svg:x="32.256cm" svg:y="26.34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2" draw:layer="layout" svg:width="2cm" svg:height="1cm" svg:x="34.256cm" svg:y="26.34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4" draw:layer="layout" svg:width="3.632cm" svg:height="1cm" svg:x="36.256cm" svg:y="26.341cm">
          <text:p text:style-name="P1"><text:span text:style-name="T1">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id="id28" draw:layer="layout" svg:width="3.6cm" svg:height="1cm" svg:x="28.656cm" svg:y="26.341cm">
          <text:p text:style-name="P1"><text:span text:style-name="T1">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4cm" svg:height="1cm" svg:x="17.349cm" svg:y="19.163cm">
          <text:p text:style-name="P1"><text:span text:style-name="T1">term-prefix, p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cm" svg:x="21.349cm" svg:y="19.163cm">
          <text:p text:style-name="P1"><text:span text:style-name="T1">term-prefix, p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cm" svg:x="13.349cm" svg:y="20.163cm">
          <text:p text:style-name="P1"><text:span text:style-name="T1">… 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cm" svg:x="17.349cm" svg:y="20.163cm">
          <text:p text:style-name="P1"><text:span text:style-name="T1">… 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cm" svg:x="21.349cm" svg:y="20.163cm">
          <text:p text:style-name="P1"><text:span text:style-name="T1">… </text:span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849cm" svg:y1="20.163cm" svg:x2="6.624cm" svg:y2="25.766cm" draw:start-shape="id35" draw:start-glue-point="4" draw:end-shape="id36" draw:end-glue-point="4" svg:d="m11849 20163-5225 5603">
          <text:p/>
        </draw:connector>
        <draw:connector draw:style-name="gr1" draw:text-style-name="P1" draw:layer="layout" draw:type="line" svg:x1="17.349cm" svg:y1="20.14cm" svg:x2="15.644cm" svg:y2="25.766cm" draw:start-shape="id37" draw:start-glue-point="4" draw:end-shape="id36" draw:end-glue-point="7" svg:d="m17349 20140-1705 5626">
          <text:p/>
        </draw:connector>
        <draw:frame draw:style-name="gr13" draw:id="id38" draw:layer="layout" svg:width="20.344cm" svg:height="4.685cm" svg:x="32.599cm" svg:y="16.313cm">
          <draw:text-box>
            <text:p>In case if SPECIAL_COMPRESSION is used, </text:p>
            <text:p>(1) <text:span text:style-name="T3">docid_pos_on_disk</text:span> stores the first postings(4 bytes) in the higher order of the 8 bytes and store the first term frequency (4 bytes) in the lower order of the 8 bytes</text:p>
            <text:p>(2) <text:span text:style-name="T3">impacted_legnth</text:span> stores the second postings (if there is one)</text:p>
            <text:p>(3) <text:span text:style-name="T3">postings_len</text:span> stores the second term frequency (if there is one)</text:p>
          </draw:text-box>
        </draw:frame>
        <draw:connector draw:style-name="gr14" draw:text-style-name="P1" draw:layer="layout" draw:type="line" svg:x1="42.771cm" svg:y1="16.313cm" svg:x2="40.401cm" svg:y2="13.551cm" draw:start-shape="id38" draw:start-glue-point="0" draw:end-shape="id9" draw:end-glue-point="2" svg:d="m42771 16313-2370-2762">
          <text:p/>
        </draw:connector>
        <draw:connector draw:style-name="gr15" draw:text-style-name="P1" draw:layer="layout" draw:type="line" svg:x1="42.771cm" svg:y1="16.313cm" svg:x2="43.853cm" svg:y2="12.813cm" draw:start-shape="id38" draw:start-glue-point="0" draw:end-shape="id11" draw:end-glue-point="2" svg:d="m42771 16313 1082-3500">
          <text:p/>
        </draw:connector>
        <draw:connector draw:style-name="gr15" draw:text-style-name="P1" draw:layer="layout" draw:type="line" svg:x1="42.771cm" svg:y1="16.313cm" svg:x2="46.404cm" svg:y2="14.038cm" draw:start-shape="id38" draw:start-glue-point="0" draw:end-shape="id13" draw:end-glue-point="2" svg:d="m42771 16313 3633-2275">
          <text:p/>
        </draw:connector>
        <draw:custom-shape draw:style-name="gr3" draw:text-style-name="P2" draw:layer="layout" svg:width="1.5cm" svg:height="1cm" svg:x="11.849cm" svg:y="11.16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3.349cm" svg:y="11.16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4.849cm" svg:y="11.16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6.349cm" svg:y="11.16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7.849cm" svg:y="11.16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9.349cm" svg:y="11.16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0.849cm" svg:y="11.16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2.349cm" svg:y="11.16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3.849cm" svg:y="11.16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1.749cm" svg:height="2.627cm" svg:x="17.792cm" svg:y="2.5cm">
          <draw:text-box>
            <text:p text:style-name="P5"><text:span text:style-name="T4">Index Structure (based on Svn REV724)</text:span></text:p>
            <text:p text:style-name="P6"><text:span text:style-name="T5"/></text:p>
            <text:p text:style-name="P6"><text:span text:style-name="T5">Created: 23-Apr-20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b3b3b3" draw:start-intensity="9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Xiangfei Jia</meta:initial-creator>
    <meta:creation-date>2010-04-01T13:07:57</meta:creation-date>
    <dc:date>2010-04-24T09:38:26</dc:date>
    <dc:creator>Xiangfei Jia</dc:creator>
    <meta:editing-duration>PT06H33M55S</meta:editing-duration>
    <meta:editing-cycles>54</meta:editing-cycles>
    <meta:generator>OpenOffice.org/3.1$Unix OpenOffice.org_project/310m19$Build-9420</meta:generator>
    <meta:document-statistic meta:object-count="118"/>
  </office:meta>
</office:document-meta>
</file>